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63313" officeooo:paragraph-rsid="00363313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39b5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9413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f085d" officeooo:paragraph-rsid="003f085d" fo:background-color="#ffffff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ff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00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00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00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5932d" officeooo:paragraph-rsid="0045932d" fo:background-color="#ffff00"/>
    </style:style>
    <style:style style:name="T1" style:family="text">
      <style:text-properties officeooo:rsid="00389413"/>
    </style:style>
    <style:style style:name="T2" style:family="text">
      <style:text-properties officeooo:rsid="00414db9"/>
    </style:style>
    <style:style style:name="T3" style:family="text">
      <style:text-properties officeooo:rsid="00434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本文档调试传感器</text:p>
      <text:p text:style-name="P1"/>
      <text:p text:style-name="P2">网卡地址分配，主网卡eth0 connect-yumi，192.168.168.10 255.255.255.0 </text:p>
      <text:p text:style-name="P3">副网卡ATI eth2 192.168.1.68 255.255.255.0 gate192.168.1.1 DNS192.168.1.10 （gate DNS设置与否不影响topic <text:span text:style-name="T1">/netft_data</text:span>）</text:p>
      <text:p text:style-name="P3"/>
      <text:p text:style-name="P3">目前连上之后，ndi有数，ati可以收到话题但是没有读数，断开机器人之后，重连一下好使了</text:p>
      <text:p text:style-name="P3"/>
      <text:p text:style-name="P3">￥￥￥￥￥￥￥</text:p>
      <text:p text:style-name="P3">程序调试</text:p>
      <text:p text:style-name="P3">数据同步了，但是怎么看到同步后的数据，数据同步到了哪一个话题中呢？</text:p>
      <text:p text:style-name="P3"/>
      <text:p text:style-name="P4">目前话题也已经可以发布，下一步通过实际数据验证是否同步，能否满足效果：</text:p>
      <text:p text:style-name="P4"><text:tab/>1.同时采集一组数据，力信号和ndi信号的，存到一个包里</text:p>
      <text:p text:style-name="P4"><text:tab/><text:tab/>1.</text:p>
      <text:p text:style-name="P4"><text:tab/>2.之后通过回放，来测试程序的正确定</text:p>
      <text:p text:style-name="P3"/>
      <text:p text:style-name="P9">成功了：1.要先连好ati，连好之后再连ndi不然ati链接出错</text:p>
      <text:p text:style-name="P9"><text:tab/>2.程序成功读两数到一个数中。</text:p>
      <text:p text:style-name="P9"/>
      <text:p text:style-name="P5"/>
      <text:p text:style-name="P5">￥￥￥￥￥￥</text:p>
      <text:p text:style-name="P5">在MATLAB中看输出的txt数据是否好，可以使用：</text:p>
      <text:p text:style-name="P6"><text:tab/><text:span text:style-name="T2">1.MATLAB 6_sensor_synchronizer 程序同步到git</text:span></text:p>
      <text:p text:style-name="P7"><text:tab/><text:span text:style-name="T3">2.力传感器数据归零怎么搞的？？忘了,解决了。，靠网页配置</text:span></text:p>
      <text:p text:style-name="P7"/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5-13T15:09:05.822847521</dc:date>
    <meta:editing-duration>P1DT13H42M45S</meta:editing-duration>
    <meta:editing-cycles>53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307" meta:character-count="495" meta:non-whitespace-character-count="475"/>
  </office:meta>
</office:document-meta>
</file>